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09cm"/>
    </style:style>
    <style:style style:name="gr2" style:family="graphic" style:parent-style-name="standard">
      <style:graphic-properties draw:stroke="solid" svg:stroke-color="#000000" draw:fill="none" draw:fill-color="#ffffff" fo:min-height="0.95cm"/>
    </style:style>
    <style:style style:name="gr3" style:family="graphic" style:parent-style-name="standard">
      <style:graphic-properties draw:stroke="solid" svg:stroke-color="#000000" draw:fill="none" draw:fill-color="#ffffff" draw:textarea-vertical-align="top" fo:min-height="1.297cm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17cm"/>
    </style:style>
    <style:style style:name="gr5" style:family="graphic" style:parent-style-name="standard">
      <style:graphic-properties draw:stroke="solid" svg:stroke-color="#000000" draw:fill="none" draw:fill-color="#ffffff" draw:textarea-vertical-align="top" fo:min-height="0.84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color="#000000" draw:fill="none" draw:fill-color="#ffffff" draw:textarea-vertical-align="top" fo:min-height="2.1cm"/>
    </style:style>
    <style:style style:name="gr8" style:family="graphic" style:parent-style-name="standard">
      <style:graphic-properties svg:stroke-width="0.035cm" svg:stroke-color="#000000" draw:marker-start-width="0.252cm" draw:marker-end="Rounded_20_large_20_Arrow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color="#000000" draw:fill="none" draw:fill-color="#ffffff" draw:textarea-vertical-align="top" fo:min-height="0.859cm"/>
    </style:style>
    <style:style style:name="gr10" style:family="graphic" style:parent-style-name="standard">
      <style:graphic-properties draw:stroke="solid" svg:stroke-color="#000000" draw:fill="none" draw:fill-color="#ffffff" fo:min-height="1.7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.635cm" fo:margin-right="0cm" fo:text-align="start" fo:text-indent="-0.635cm">
        <style:tab-stops/>
      </style:paragraph-properties>
      <style:text-properties fo:font-size="11pt"/>
    </style:style>
    <style:style style:name="P4" style:family="paragraph">
      <loext:graphic-properties draw:fill="none" draw:fill-color="#ffffff"/>
      <style:paragraph-properties fo:margin-left="0.635cm" fo:margin-right="0cm" fo:text-align="start" fo:text-indent="-0.635cm">
        <style:tab-stops/>
      </style:paragraph-properties>
      <style:text-properties style:font-name="Arial" fo:font-size="11pt" style:font-size-asian="16pt" style:font-size-complex="16pt"/>
    </style:style>
    <style:style style:name="P5" style:family="paragraph">
      <style:paragraph-properties fo:margin-left="0.635cm" fo:margin-right="0cm" fo:text-align="start" fo:text-indent="-0.635cm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margin-left="0.635cm" fo:margin-right="0cm" fo:text-align="start" fo:text-indent="-0.635cm"/>
      <style:text-properties style:font-name="Arial" fo:font-size="11pt" fo:font-style="normal" fo:font-weight="normal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Arial" fo:font-size="16pt"/>
    </style:style>
    <style:style style:name="P9" style:family="paragraph">
      <loext:graphic-properties draw:fill="none" draw:fill-color="#ffffff"/>
      <style:paragraph-properties fo:text-align="start"/>
      <style:text-properties style:font-name="Arial" fo:font-size="16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.635cm" fo:margin-right="0cm" fo:text-align="start" fo:text-indent="-0.635cm"/>
    </style:style>
    <style:style style:name="P12" style:family="paragraph">
      <loext:graphic-properties draw:fill="none" draw:fill-color="#ffffff"/>
      <style:paragraph-properties fo:margin-left="0.635cm" fo:margin-right="0cm" fo:text-align="start" fo:text-indent="-0.635cm"/>
      <style:text-properties fo:font-size="16pt" style:font-size-asian="16pt" style:font-size-complex="16pt"/>
    </style:style>
    <style:style style:name="P13" style:family="paragraph">
      <style:paragraph-properties fo:margin-left="0.635cm" fo:margin-right="0cm" fo:text-align="start" fo:text-indent="-0.635cm">
        <style:tab-stops/>
      </style:paragraph-properties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fo:margin-left="0.635cm" fo:margin-right="0cm" fo:text-align="start" fo:text-indent="-0.635cm">
        <style:tab-stops/>
      </style:paragraph-properties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text-align="start" fo:text-indent="0cm">
        <style:tab-stops/>
      </style:paragraph-properties>
      <style:text-properties fo:font-size="11pt"/>
    </style:style>
    <style:style style:name="P16" style:family="paragraph">
      <loext:graphic-properties draw:fill="none" draw:fill-color="#ffffff"/>
      <style:paragraph-properties fo:margin-left="0cm" fo:margin-right="0cm" fo:text-align="start" fo:text-indent="0cm">
        <style:tab-stops/>
      </style:paragraph-properties>
      <style:text-properties style:font-name="Arial" fo:font-size="11pt" style:font-size-asian="16pt" style:font-size-complex="16pt"/>
    </style:style>
    <style:style style:name="T1" style:family="text">
      <style:text-properties fo:font-size="24pt" style:text-underline-style="none" style:font-size-asian="24pt" style:font-size-complex="24pt"/>
    </style:style>
    <style:style style:name="T2" style:family="text">
      <style:text-properties style:font-name="Arial" fo:font-size="11pt" style:text-underline-style="none" style:font-size-asian="16pt" style:font-size-complex="16pt"/>
    </style:style>
    <style:style style:name="T3" style:family="text">
      <style:text-properties style:font-name="Arial" fo:font-size="11pt" fo:font-style="normal" fo:font-weight="normal" style:font-size-asian="11pt" style:font-size-complex="11pt"/>
    </style:style>
    <style:style style:name="T4" style:family="text">
      <style:text-properties style:font-name="Arial" fo:font-size="11pt" fo:font-style="normal" style:text-underline-style="none" fo:font-weight="normal" style:font-size-asian="11pt" style:font-size-complex="11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6pt"/>
    </style:style>
    <style:style style:name="T7" style:family="text">
      <style:text-properties style:font-name="Arial" fo:font-size="16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text-underline-style="none" style:font-size-asian="16pt" style:font-size-complex="16pt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fo:font-style="normal" style:text-underline-style="none" fo:font-weight="normal" style:font-name-asian="Arial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2.159cm" svg:x="0.635cm" svg:y="0.635cm">
          <draw:text-box>
            <text:p text:style-name="P1"><text:span text:style-name="T1">Software Flowchart</text:span></text:p>
            <text:p text:style-name="P1"><text:span text:style-name="T1">For ‘7 Machine Learning Algorithms’</text:span></text:p>
          </draw:text-box>
        </draw:frame>
        <draw:frame draw:style-name="gr2" draw:text-style-name="P4" xml:id="id6" draw:id="id6" draw:layer="layout" svg:width="11.938cm" svg:height="1.2cm" svg:x="0.635cm" svg:y="3.245cm">
          <draw:text-box>
            <text:p text:style-name="P3"><text:span text:style-name="T2">Obtain Two Protein Classes</text:span></text:p>
            <text:p text:style-name="P3"><text:span text:style-name="T2"><text:s text:c="2"/></text:span><text:span text:style-name="T2">* 1124 x Myoglobin &amp; 1216 x Control proteins from UniProt.org</text:span></text:p>
          </draw:text-box>
        </draw:frame>
        <draw:frame draw:style-name="gr3" draw:text-style-name="P6" xml:id="id3" draw:id="id3" draw:layer="layout" svg:width="11.938cm" svg:height="1.547cm" svg:x="0.635cm" svg:y="11.044cm">
          <draw:text-box>
            <text:p text:style-name="P5"><text:span text:style-name="T3">3. </text:span><text:span text:style-name="T4">Carry out Principal Component </text:span><text:span text:style-name="T4">Analysis (PCA)</text:span></text:p>
            <text:p text:style-name="P5"><text:span text:style-name="T4"><text:s text:c="4"/></text:span><text:span text:style-name="T4">* pca.rmd</text:span></text:p>
            <text:p text:style-name="P5"><text:span text:style-name="T5"><text:s text:c="4"/></text:span><text:span text:style-name="T5">* 638 Outliers both Control </text:span><text:span text:style-name="T4">&amp; Positive </text:span><text:span text:style-name="T4">protein Classes.</text:span></text:p>
          </draw:text-box>
        </draw:frame>
        <draw:frame draw:style-name="gr4" draw:text-style-name="P8" xml:id="id1" draw:id="id1" draw:layer="layout" svg:width="20.32cm" svg:height="1.42cm" svg:x="0.635cm" svg:y="21.441cm">
          <draw:text-box>
            <text:p text:style-name="P7"><text:span text:style-name="T6">4B. Collect FN &amp; FP from ML models</text:span></text:p>
          </draw:text-box>
        </draw:frame>
        <draw:frame draw:style-name="gr5" draw:text-style-name="P9" xml:id="id2" draw:id="id2" draw:layer="layout" svg:width="20.32cm" svg:height="1.097cm" svg:x="0.635cm" svg:y="23.879cm">
          <draw:text-box>
            <text:p text:style-name="P7"><text:span text:style-name="T7">5. Graph FN &amp; FP using PC1 &amp; PC2 loadings </text:span><text:span text:style-name="T7"><text:s/></text:span></text:p>
          </draw:text-box>
        </draw:frame>
        <draw:connector draw:style-name="gr6" draw:text-style-name="P10" draw:layer="layout" svg:x1="10.795cm" svg:y1="22.861cm" svg:x2="10.795cm" svg:y2="23.879cm" draw:start-shape="id1" draw:start-glue-point="2" draw:end-shape="id2" draw:end-glue-point="0" svg:d="M10795 22861v1018" svg:viewBox="0 0 1 1019">
          <text:p/>
        </draw:connector>
        <draw:frame draw:style-name="gr7" draw:text-style-name="P12" xml:id="id4" draw:id="id4" draw:layer="layout" svg:width="20.32cm" svg:height="2.35cm" svg:x="0.635cm" svg:y="18.344cm">
          <draw:text-box>
            <text:p text:style-name="P11"><text:span text:style-name="T8">4A. </text:span><text:span text:style-name="T9">Carry out 6 Machine Learning (ML) techniques with gross parameter tuning</text:span></text:p>
            <text:p text:style-name="P11"><text:span text:style-name="T9"><text:s text:c="4"/></text:span><text:span text:style-name="T9">* Cross-Validation, 10 x 5</text:span></text:p>
            <text:p text:style-name="P11"><text:span text:style-name="T9"><text:s text:c="4"/></text:span><text:span text:style-name="T9">* Collect false-negatives (FN) &amp; false-positives (FP) from confusion matrices</text:span></text:p>
          </draw:text-box>
        </draw:frame>
        <draw:connector draw:style-name="gr8" draw:text-style-name="P1" draw:layer="layout" svg:x1="6.604cm" svg:y1="12.591cm" svg:x2="10.795cm" svg:y2="18.344cm" draw:start-shape="id3" draw:start-glue-point="2" draw:end-shape="id4" draw:end-glue-point="0" svg:d="M6604 12591v2877h4191v2876" svg:viewBox="0 0 4192 5754">
          <text:p/>
        </draw:connector>
        <draw:connector draw:style-name="gr8" draw:text-style-name="P1" draw:layer="layout" svg:x1="10.795cm" svg:y1="20.694cm" svg:x2="10.795cm" svg:y2="21.441cm" draw:start-shape="id4" draw:start-glue-point="2" draw:end-shape="id1" draw:end-glue-point="0" svg:d="M10795 20694v747" svg:viewBox="0 0 1 748">
          <text:p/>
        </draw:connector>
        <draw:frame draw:style-name="gr9" draw:text-style-name="P9" xml:id="id5" draw:id="id5" draw:layer="layout" svg:width="20.32cm" svg:height="1.109cm" svg:x="0.635cm" svg:y="26.08cm">
          <draw:text-box>
            <text:p text:style-name="P7"><text:span text:style-name="T7">6. Generate Venn diagrams for FN &amp; FP sets</text:span></text:p>
          </draw:text-box>
        </draw:frame>
        <draw:connector draw:style-name="gr6" draw:text-style-name="P10" draw:layer="layout" svg:x1="10.795cm" svg:y1="24.976cm" svg:x2="10.795cm" svg:y2="26.08cm" draw:start-shape="id2" draw:start-glue-point="2" draw:end-shape="id5" draw:end-glue-point="0" svg:d="M10795 24976v1104" svg:viewBox="0 0 1 1105">
          <text:p/>
        </draw:connector>
        <draw:frame draw:style-name="gr10" draw:text-style-name="P14" xml:id="id8" draw:id="id8" draw:layer="layout" svg:width="11.938cm" svg:height="1.979cm" svg:x="0.635cm" svg:y="5.346cm">
          <draw:text-box>
            <text:p text:style-name="P13"><text:span text:style-name="T10">Tr</text:span><text:span text:style-name="T10">a</text:span><text:span text:style-name="T10">n</text:span><text:span text:style-name="T10">s</text:span><text:span text:style-name="T10">f</text:span><text:span text:style-name="T10">o</text:span><text:span text:style-name="T10">r</text:span><text:span text:style-name="T10">m</text:span><text:span text:style-name="T10"> </text:span><text:span text:style-name="T10">*</text:span><text:span text:style-name="T10">.</text:span><text:span text:style-name="T10">f</text:span><text:span text:style-name="T10">a</text:span><text:span text:style-name="T10">s</text:span><text:span text:style-name="T10">t</text:span><text:span text:style-name="T10">a</text:span><text:span text:style-name="T10"> </text:span><text:span text:style-name="T10">f</text:span><text:span text:style-name="T10">i</text:span><text:span text:style-name="T10">l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a</text:span><text:span text:style-name="T10">m</text:span><text:span text:style-name="T10">i</text:span><text:span text:style-name="T10">n</text:span><text:span text:style-name="T10">o</text:span><text:span text:style-name="T10"> </text:span><text:span text:style-name="T10">a</text:span><text:span text:style-name="T10">c</text:span><text:span text:style-name="T10">i</text:span><text:span text:style-name="T10">d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/text:p>
            <text:p text:style-name="P13"><text:span text:style-name="T10"><text:s text:c="2"/></text:span><text:span text:style-name="T10">* </text:span><text:span text:style-name="T10">9</text:span><text:span text:style-name="T10">1</text:span><text:span text:style-name="T10">-</text:span><text:span text:style-name="T10">f</text:span><text:span text:style-name="T10">a</text:span><text:span text:style-name="T10">s</text:span><text:span text:style-name="T10">t</text:span><text:span text:style-name="T10">a</text:span><text:span text:style-name="T10">-</text:span><text:span text:style-name="T10">2</text:span><text:span text:style-name="T10">-</text:span><text:span text:style-name="T10">a</text:span><text:span text:style-name="T10">a</text:span><text:span text:style-name="T10">c</text:span><text:span text:style-name="T10">.</text:span><text:span text:style-name="T10">r</text:span><text:span text:style-name="T10">m</text:span><text:span text:style-name="T10">d</text:span></text:p>
            <text:p text:style-name="P13"><text:span text:style-name="T10"><text:s text:c="2"/></text:span><text:span text:style-name="T10">* </text:span><text:span text:style-name="T10">9</text:span><text:span text:style-name="T10">2</text:span><text:span text:style-name="T10">-</text:span><text:span text:style-name="T10">k</text:span><text:span text:style-name="T10">e</text:span><text:span text:style-name="T10">e</text:span><text:span text:style-name="T10">p</text:span><text:span text:style-name="T10">-</text:span><text:span text:style-name="T10">a</text:span><text:span text:style-name="T10">a</text:span><text:span text:style-name="T10">c</text:span><text:span text:style-name="T10">.</text:span><text:span text:style-name="T10">r</text:span><text:span text:style-name="T10">m</text:span><text:span text:style-name="T10">d</text:span></text:p>
          </draw:text-box>
        </draw:frame>
        <draw:frame draw:style-name="gr2" draw:text-style-name="P4" xml:id="id7" draw:id="id7" draw:layer="layout" svg:width="7.511cm" svg:height="1.2cm" svg:x="13.462cm" svg:y="3.245cm">
          <draw:text-box>
            <text:p text:style-name="P15"><text:span text:style-name="T2">Move to: /a1_mcc_project/00-data/01-</text:span><text:span text:style-name="T2"><text:line-break/></text:span><text:span text:style-name="T2"> <text:s/>ORIGINAL_DATA/</text:span></text:p>
          </draw:text-box>
        </draw:frame>
        <draw:connector draw:style-name="gr11" draw:text-style-name="P10" draw:layer="layout" draw:type="line" svg:x1="12.573cm" svg:y1="3.845cm" svg:x2="13.462cm" svg:y2="3.845cm" draw:start-shape="id6" draw:start-glue-point="1" draw:end-shape="id7" draw:end-glue-point="3" svg:d="M12573 3845h889" svg:viewBox="0 0 890 1">
          <text:p/>
        </draw:connector>
        <draw:frame draw:style-name="gr2" draw:text-style-name="P4" xml:id="id9" draw:id="id9" draw:layer="layout" svg:width="7.511cm" svg:height="1.2cm" svg:x="13.463cm" svg:y="5.745cm">
          <draw:text-box>
            <text:p text:style-name="P15"><text:span text:style-name="T2">Move to: /a1_mcc_project/00-data/02-</text:span><text:span text:style-name="T2">aac_dpc_values</text:span></text:p>
          </draw:text-box>
        </draw:frame>
        <draw:frame draw:style-name="gr2" draw:text-style-name="P4" draw:layer="layout" svg:width="7.511cm" svg:height="1.2cm" svg:x="13.463cm" svg:y="3.245cm">
          <draw:text-box>
            <text:p text:style-name="P15"><text:span text:style-name="T2">Move to: /a1_mcc_project/00-data/01-ORIGINAL_DATA/</text:span></text:p>
          </draw:text-box>
        </draw:frame>
        <draw:connector draw:style-name="gr11" draw:text-style-name="P10" draw:layer="layout" draw:type="line" svg:x1="12.573cm" svg:y1="6.335cm" svg:x2="13.463cm" svg:y2="6.345cm" draw:start-shape="id8" draw:start-glue-point="1" draw:end-shape="id9" draw:end-glue-point="3" svg:d="M12573 6335l890 10" svg:viewBox="0 0 891 11">
          <text:p/>
        </draw:connector>
        <draw:connector draw:style-name="gr11" draw:text-style-name="P10" draw:layer="layout" draw:type="line" svg:x1="6.604cm" svg:y1="4.445cm" svg:x2="6.604cm" svg:y2="5.346cm" draw:start-shape="id6" draw:start-glue-point="2" draw:end-shape="id8" draw:end-glue-point="0" svg:d="M6604 4445v901" svg:viewBox="0 0 1 902">
          <text:p/>
        </draw:connector>
        <draw:frame draw:style-name="gr10" draw:text-style-name="P14" xml:id="id10" draw:id="id10" draw:layer="layout" svg:width="11.938cm" svg:height="1.979cm" svg:x="0.636cm" svg:y="8.247cm">
          <draw:text-box>
            <text:p text:style-name="P13"><text:span text:style-name="T4">Carry out </text:span><text:span text:style-name="T11">Exploratory</text:span><text:span text:style-name="T4"> Data Analysis </text:span><text:span text:style-name="T4">(EDA)</text:span></text:p>
            <text:p text:style-name="P13"><text:span text:style-name="T4"><text:s text:c="2"/></text:span><text:span text:style-name="T4">* eda-1-RAW.rmd</text:span></text:p>
            <text:p text:style-name="P13"><text:span text:style-name="T4"><text:s text:c="2"/></text:span><text:span text:style-name="T4">* 93-transform_C_F_I_w_sqrt.rmd</text:span></text:p>
            <text:p text:style-name="P13"><text:span text:style-name="T4"><text:s text:c="2"/></text:span><text:span text:style-name="T4">* eda-2-TRANSFORMED.rmd</text:span></text:p>
          </draw:text-box>
        </draw:frame>
        <draw:frame draw:style-name="gr2" draw:text-style-name="P4" xml:id="id11" draw:id="id11" draw:layer="layout" svg:width="7.511cm" svg:height="1.2cm" svg:x="13.464cm" svg:y="8.646cm">
          <draw:text-box>
            <text:p text:style-name="P15"><text:span text:style-name="T2">M</text:span><text:span text:style-name="T2">o</text:span><text:span text:style-name="T2">v</text:span><text:span text:style-name="T2">e </text:span><text:span text:style-name="T2">to</text:span><text:span text:style-name="T2">: /</text:span><text:span text:style-name="T2">a</text:span><text:span text:style-name="T2">1</text:span><text:span text:style-name="T2">_</text:span><text:span text:style-name="T2">m</text:span><text:span text:style-name="T2">c</text:span><text:span text:style-name="T2">c</text:span><text:span text:style-name="T2">_</text:span><text:span text:style-name="T2">pr</text:span><text:span text:style-name="T2">oj</text:span><text:span text:style-name="T2">e</text:span><text:span text:style-name="T2">ct</text:span><text:span text:style-name="T2">/0</text:span><text:span text:style-name="T2">0-</text:span><text:span text:style-name="T2">d</text:span><text:span text:style-name="T2">at</text:span><text:span text:style-name="T2">a/</text:span><text:span text:style-name="T2">0</text:span><text:span text:style-name="T2">2-</text:span><text:span text:style-name="T2">a</text:span><text:span text:style-name="T2">a</text:span><text:span text:style-name="T2">c</text:span><text:span text:style-name="T2">_</text:span><text:span text:style-name="T2">d</text:span><text:span text:style-name="T2">p</text:span><text:span text:style-name="T2">c</text:span><text:span text:style-name="T2">_</text:span><text:span text:style-name="T2">v</text:span><text:span text:style-name="T2">al</text:span><text:span text:style-name="T2">u</text:span><text:span text:style-name="T2">e</text:span><text:span text:style-name="T2">s</text:span></text:p>
          </draw:text-box>
        </draw:frame>
        <draw:connector draw:style-name="gr11" draw:text-style-name="P10" draw:layer="layout" draw:type="line" svg:x1="12.574cm" svg:y1="9.236cm" svg:x2="13.464cm" svg:y2="9.246cm" draw:start-shape="id10" draw:start-glue-point="1" draw:end-shape="id11" draw:end-glue-point="3" svg:d="M12574 9236l890 10" svg:viewBox="0 0 891 11">
          <text:p/>
        </draw:connector>
        <draw:frame draw:style-name="gr12" draw:text-style-name="P16" xml:id="id12" draw:id="id12" draw:layer="layout" svg:width="7.514cm" svg:height="1.27cm" svg:x="13.462cm" svg:y="11.176cm">
          <draw:text-box>
            <text:p text:style-name="P15"><text:span text:style-name="T2">Move to: /a1_mcc_project/03-outliers/</text:span></text:p>
            <text:p text:style-name="P15"><text:span text:style-name="T2">pca_1_2_outliers.csv</text:span></text:p>
          </draw:text-box>
        </draw:frame>
        <draw:connector draw:style-name="gr11" draw:text-style-name="P10" draw:layer="layout" draw:type="line" svg:x1="12.573cm" svg:y1="11.817cm" svg:x2="13.462cm" svg:y2="11.811cm" draw:start-shape="id3" draw:start-glue-point="1" draw:end-shape="id12" draw:end-glue-point="3" svg:d="M12573 11817l889-6" svg:viewBox="0 0 890 7">
          <text:p/>
        </draw:connector>
        <draw:connector draw:style-name="gr11" draw:text-style-name="P10" draw:layer="layout" draw:type="line" svg:x1="6.604cm" svg:y1="7.325cm" svg:x2="6.605cm" svg:y2="8.247cm" draw:start-shape="id8" draw:start-glue-point="2" draw:end-shape="id10" draw:end-glue-point="0" svg:d="M6604 7325l1 922" svg:viewBox="0 0 2 923">
          <text:p/>
        </draw:connector>
        <draw:connector draw:style-name="gr11" draw:text-style-name="P10" draw:layer="layout" draw:type="line" svg:x1="6.605cm" svg:y1="10.226cm" svg:x2="6.604cm" svg:y2="11.044cm" draw:start-shape="id10" draw:start-glue-point="2" draw:end-shape="id3" draw:end-glue-point="0" svg:d="M6605 10226l-1 818" svg:viewBox="0 0 2 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19-12-29T19:45:51.017762681</dc:date>
    <meta:editing-duration>PT2H21M55S</meta:editing-duration>
    <meta:editing-cycles>38</meta:editing-cycles>
    <meta:generator>LibreOffice/6.0.7.3$Linux_X86_64 LibreOffice_project/00m0$Build-3</meta:generator>
    <meta:document-statistic meta:object-count="25"/>
  </office:meta>
</office:document-meta>
</file>